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431a4f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47542a"/>
    </style:style>
    <style:style style:name="P26" style:family="paragraph" style:parent-style-name="Text_20_body">
      <style:paragraph-properties fo:text-align="start" style:justify-single-word="false"/>
      <style:text-properties officeooo:rsid="001b1d03" officeooo:paragraph-rsid="004900a3"/>
    </style:style>
    <style:style style:name="P27" style:family="paragraph" style:parent-style-name="Text_20_body">
      <style:text-properties officeooo:rsid="00191a00" officeooo:paragraph-rsid="00191a00"/>
    </style:style>
    <style:style style:name="P28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9" style:family="paragraph" style:parent-style-name="Text_20_body">
      <style:text-properties officeooo:rsid="001c43dc" officeooo:paragraph-rsid="001c43dc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2acdc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2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3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4" style:family="paragraph" style:parent-style-name="Text_20_body">
      <style:text-properties officeooo:rsid="0020395f" officeooo:paragraph-rsid="0020395f"/>
    </style:style>
    <style:style style:name="P35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1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2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4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6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50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1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2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3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4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5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6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8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9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60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1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2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3" style:family="paragraph" style:parent-style-name="Text_20_body">
      <style:paragraph-properties fo:text-align="start" style:justify-single-word="false"/>
      <style:text-properties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5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6" style:family="paragraph" style:parent-style-name="Text_20_body">
      <style:paragraph-properties fo:text-align="start" style:justify-single-word="false"/>
      <style:text-properties officeooo:rsid="00111a9d" officeooo:paragraph-rsid="00432300"/>
    </style:style>
    <style:style style:name="P67" style:family="paragraph" style:parent-style-name="Text_20_body">
      <style:text-properties officeooo:rsid="00111a9d" officeooo:paragraph-rsid="00432300"/>
    </style:style>
    <style:style style:name="P68" style:family="paragraph" style:parent-style-name="Text_20_body">
      <style:paragraph-properties fo:text-align="start" style:justify-single-word="false"/>
      <style:text-properties officeooo:rsid="001117e6" officeooo:paragraph-rsid="00432300"/>
    </style:style>
    <style:style style:name="P69" style:family="paragraph" style:parent-style-name="Text_20_body">
      <style:text-properties officeooo:rsid="001117e6" officeooo:paragraph-rsid="00432300"/>
    </style:style>
    <style:style style:name="P70" style:family="paragraph" style:parent-style-name="Standard">
      <style:paragraph-properties fo:text-align="start" style:justify-single-word="false"/>
      <style:text-properties officeooo:rsid="001d6469" officeooo:paragraph-rsid="0047542a"/>
    </style:style>
    <style:style style:name="P71" style:family="paragraph" style:parent-style-name="Standard">
      <style:paragraph-properties fo:text-align="start" style:justify-single-word="false"/>
      <style:text-properties officeooo:rsid="001e9f5b" officeooo:paragraph-rsid="004900a3"/>
    </style:style>
    <style:style style:name="P72" style:family="paragraph" style:parent-style-name="Standard">
      <style:text-properties officeooo:paragraph-rsid="00320c4a"/>
    </style:style>
    <style:style style:name="P73" style:family="paragraph" style:parent-style-name="Standard">
      <style:paragraph-properties fo:text-align="start" style:justify-single-word="false"/>
      <style:text-properties officeooo:rsid="00222e8e" officeooo:paragraph-rsid="004aff5a"/>
    </style:style>
    <style:style style:name="P74" style:family="paragraph" style:parent-style-name="Heading_20_1">
      <style:paragraph-properties fo:text-align="center" style:justify-single-word="false"/>
    </style:style>
    <style:style style:name="P75" style:family="paragraph" style:parent-style-name="Heading_20_1">
      <style:paragraph-properties fo:text-align="center" style:justify-single-word="false"/>
      <style:text-properties officeooo:paragraph-rsid="00432300"/>
    </style:style>
    <style:style style:name="P76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77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78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79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80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81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82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83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84" style:family="paragraph" style:parent-style-name="Heading_20_3">
      <style:text-properties officeooo:paragraph-rsid="0020395f"/>
    </style:style>
    <style:style style:name="P85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86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87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88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89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90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91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92" style:family="paragraph" style:parent-style-name="Heading_20_3">
      <style:text-properties officeooo:paragraph-rsid="00432300"/>
    </style:style>
    <style:style style:name="P93" style:family="paragraph" style:parent-style-name="Text_20_body">
      <style:paragraph-properties fo:text-align="start" style:justify-single-word="false"/>
      <style:text-properties officeooo:rsid="001b1d03" officeooo:paragraph-rsid="004900a3"/>
    </style:style>
    <style:style style:name="P94" style:family="paragraph" style:parent-style-name="Text_20_body">
      <style:paragraph-properties fo:text-align="start" style:justify-single-word="false"/>
      <style:text-properties officeooo:rsid="001b1d03" officeooo:paragraph-rsid="004aff5a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47ca4"/>
    </style:style>
    <style:style style:name="T31" style:family="text">
      <style:text-properties officeooo:rsid="0045c66c"/>
    </style:style>
    <style:style style:name="T32" style:family="text">
      <style:text-properties officeooo:rsid="0022b6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8">No flex-box a largura de um container ou de um item é ajustado automaticamente de acordo com o espaço disponivel pra eles</text:p>
      <text:p text:style-name="P2">___________________________</text:p>
      <text:p text:style-name="P27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p text:style-name="P25">___________________________</text:p>
      <text:p text:style-name="P70">Os items não crescem no eixo principal, crescem no eixo transversal esse é o comportamento padrão do flex-box</text:p>
      <text:p text:style-name="P25">___________________________</text:p>
      <text:h text:style-name="Heading_20_3" text:outline-level="3">nivel de bloco:</text:h>
      <text:p text:style-name="P27">display: flex;</text:p>
      <text:h text:style-name="Heading_20_3" text:outline-level="3">nivel de linha:</text:h>
      <text:p text:style-name="P27">display: inline-flex;</text:p>
      <text:p text:style-name="P2">________________________________________________________________________________</text:p>
      <text:h text:style-name="P74" text:outline-level="1">Propriedade dos Containers</text:h>
      <text:p text:style-name="P57">Todas as propriedades <text:span text:style-name="T29">são </text:span>aplicadas no container</text:p>
      <text:h text:style-name="P76" text:outline-level="1">Flex direction</text:h>
      <text:p text:style-name="P1">O flex-direction serve para organizar a direção do conteudo, direção em linha ou em coluna</text:p>
      <text:p text:style-name="P28">flex-direction: <text:s/>;</text:p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<text:soft-page-break/>___________________________</text:p>
      <text:h text:style-name="Heading_20_3" text:outline-level="3">Row / Column reverse:</text:h>
      <text:p text:style-name="P28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74" text:outline-level="1">Flex-wrap</text:h>
      <text:p text:style-name="P28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9">Flex-wrap: nowrap;</text:p>
      <text:p text:style-name="P29">valor padrão, tenta deixar todos os conteudos do container flex em uma única linha</text:p>
      <text:p text:style-name="P3">___________________________</text:p>
      <text:h text:style-name="Heading_20_3" text:outline-level="3">wrap:</text:h>
      <text:p text:style-name="P29">Flex-wrap: wrap;</text:p>
      <text:p text:style-name="P29">faz com que os itens / conteudos que excedem / ultrapassem o espaço disponivel na linha, sejam movidos pra próxima linha, é basicamente um quebra de linha quando não tem mais espaço disponivel</text:p>
      <text:p text:style-name="P3">___________________________</text:p>
      <text:h text:style-name="Heading_20_3" text:outline-level="3">wrap-reverse:</text:h>
      <text:p text:style-name="P29">Flex-wrap: wrap-reverse;</text:p>
      <text:p text:style-name="P29">quebra a linha pra cima quando não tem mais espaço disponivel, ou seja, os itens que não cabem vão pra cima</text:p>
      <text:p text:style-name="P3">________________________________________________________________________________</text:p>
      <text:h text:style-name="P74" text:outline-level="1">Justify-content</text:h>
      <text:p text:style-name="P35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33"><text:soft-page-break/>Se o flex-direction estiver como row (linha) que é o seu valor padrão, o justify-content vai alinhar os itens na horizontal, mas se estiver como column ele vai alinhar na vertical</text:p>
      <text:p text:style-name="P33">justify-content: <text:s/>;</text:p>
      <text:p text:style-name="P33"/>
      <text:p text:style-name="P33"/>
      <text:p text:style-name="P33"/>
      <text:p text:style-name="P33"/>
      <text:p text:style-name="P33"/>
      <text:p text:style-name="P4">___________________________</text:p>
      <text:h text:style-name="P84" text:outline-level="3">flex-start:</text:h>
      <text:p text:style-name="P34">Justify-content: flex-start;</text:p>
      <text:p text:style-name="P34">Vai alinhar os itens no começo do container no sentido horizontal, o começo geralmente fica na esquerda</text:p>
      <text:p text:style-name="P34">Com o flex-direction: column; o flex-start vai alinhar os itens no começo do container no sentido vertical, que fica geralmente na parte superior (em cima)</text:p>
      <text:p text:style-name="P4">___________________________</text:p>
      <text:h text:style-name="P85" text:outline-level="3">flex-<text:span text:style-name="T6">end</text:span>:</text:h>
      <text:p text:style-name="P36">Justify-content: flex-end;</text:p>
      <text:p text:style-name="P36">Vai alinhar os itens no final do container no sentido horizontal, o final geralmente fica na direita</text:p>
      <text:p text:style-name="P36">Com o flex-direction: column; o flex-end vai alinhar os itens no final do container no sentido vertical, que fica geralmente na parte inferior (em baixo)</text:p>
      <text:p text:style-name="P9">___________________________</text:p>
      <text:h text:style-name="P85" text:outline-level="3"><text:span text:style-name="T6">center</text:span>:</text:h>
      <text:p text:style-name="P36">Justify-content: center;</text:p>
      <text:p text:style-name="P36">Vai alinhar os itens no centro do container no sentido horizontal, ou seja, ele vai centralizar horizontalmente</text:p>
      <text:p text:style-name="P36">Com o flex-direction: column; o center vai alinhar os itens no centro do container no sentido vertical, ou seja, ele vai centralizar verticalmente</text:p>
      <text:p text:style-name="P9">___________________________</text:p>
      <text:h text:style-name="P85" text:outline-level="3"><text:span text:style-name="T6">space-between</text:span>:</text:h>
      <text:p text:style-name="P36">Justify-content: space-between;</text:p>
      <text:p text:style-name="P36"><text:soft-page-break/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42">Com o flex-direction: column; o space-between vai fazer a mesma coisa só que no sentido vertical, o primeiro vai ficar na parte superior (em cima), o ultimo vai ficar na parte inferior (em baixo) e o resto vai ficar entre os dois</text:p>
      <text:p text:style-name="P30"/>
      <text:p text:style-name="P30"/>
      <text:p text:style-name="P30"/>
      <text:p text:style-name="P30"/>
      <text:p text:style-name="P10">___________________________</text:p>
      <text:h text:style-name="P86" text:outline-level="3"><text:span text:style-name="T6">space-</text:span><text:span text:style-name="T7">around</text:span>:</text:h>
      <text:p text:style-name="P37">Justify-content: space-<text:span text:style-name="T7">around</text:span>;</text:p>
      <text:p text:style-name="P42">Vai fazer com que os itens fiquem destribuidos uniformemente no container, dando margens iguais tanto na esquerda quanto na direita horizontalmente</text:p>
      <text:p text:style-name="P43">Com o flex-direction: column; o space-around vai ter o mesmo comportamento só que no sentido vertical, a diferença é que as margens serão iguais tanto em cima quando em baixo, ao invés de na esquerda e direita</text:p>
      <text:p text:style-name="P11">___________________________</text:p>
      <text:h text:style-name="P87" text:outline-level="3"><text:span text:style-name="T6">space-</text:span><text:span text:style-name="T8">evenly</text:span>:</text:h>
      <text:p text:style-name="P38">Justify-content: space-<text:span text:style-name="T8">evenly</text:span>;</text:p>
      <text:p text:style-name="P44">Vai fazer <text:span text:style-name="T9">com que os itens tenham o mesmo espaçamento, tenham o mesmo espaço entre eles, até mesmo nas bordas esquerdas e direitas, tudo isso no sentido horizontal</text:span></text:p>
      <text:p text:style-name="P44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5">________________________________________________________________________________</text:p>
      <text:h text:style-name="P81" text:outline-level="1">Align-items</text:h>
      <text:p text:style-name="P45">O aligns items funciona quase que da mesma forma que o justify-content, só que por padrão ao inveś de alinhar os itens horizontalmente ele alinha verticalmente</text:p>
      <text:p text:style-name="P12">___________________________</text:p>
      <text:p text:style-name="P46">quando o flex-direction estiver com o valor padrão, ele vai fazer o alinhamento padrão (no caso do align-items vai ser na vertical), caso o flex-direction esteja como coluna (column) o align-items vai alinhar na horizontal</text:p>
      <text:p text:style-name="P12">___________________________</text:p>
      <text:p text:style-name="P46"><text:soft-page-break/><text:span text:style-name="T11">Q</text:span>uando o flex-direction estiver column o justify-content e o align-items vão inverter os papeis <text:span text:style-name="T11">(alinhamento)</text:span></text:p>
      <text:p text:style-name="P26">___________________________</text:p>
      <text:p text:style-name="P71">align-items funciona bem quando se tem apenas uma linha de elementos, caso o container tenha mais de uma linha de elementos é recomendado usar o align-content, que serve justamente pra isso</text:p>
      <text:p text:style-name="P26">___________________________</text:p>
      <text:p text:style-name="P73">align-content <text:span text:style-name="T32">vai alinhar todo o conteudo (todos juntos) de dentro do container pra determinada area, já o align-items vai alinhar cada linha ou cada coluna entre si, pra determinada area</text:span></text:p>
      <text:p text:style-name="P94">___________________________</text:p>
      <text:p text:style-name="P47">align-items: <text:s/>;</text:p>
      <text:p text:style-name="P12">___________________________</text:p>
      <text:h text:style-name="P88" text:outline-level="3">flex-start:</text:h>
      <text:p text:style-name="P47">align-items: flex-start;</text:p>
      <text:p text:style-name="P47">Vai alinhar os itens no começo do container, no sentido vertical, ou seja, <text:span text:style-name="T12">vão</text:span> ficar na parte superior</text:p>
      <text:p text:style-name="P31">Com o flex-direction: column; o flex-start vai alinhar os itens <text:span text:style-name="T11">no sentido horizontal, ou seja, os itens vão ficar na esquerda do container</text:span></text:p>
      <text:p text:style-name="P12">___________________________</text:p>
      <text:h text:style-name="P88" text:outline-level="3">flex-<text:span text:style-name="T11">end</text:span>:</text:h>
      <text:p text:style-name="P47">align-items: flex-start;</text:p>
      <text:p text:style-name="P47">Vai alinhar os itens no final do container no sentido vertical, ou seja, vão ficar <text:span text:style-name="T12">na parte inferior do container</text:span></text:p>
      <text:p text:style-name="P32">Com o flex-direction: column; o flex-<text:span text:style-name="T12">end vai alinhar os itens no sentido horizontal, ou seja, os itens vão ficar na direita do container</text:span></text:p>
      <text:p text:style-name="P13">___________________________</text:p>
      <text:h text:style-name="P89" text:outline-level="3"><text:span text:style-name="T6">center</text:span>:</text:h>
      <text:p text:style-name="P48">align-items: <text:span text:style-name="T12">center</text:span>;</text:p>
      <text:p text:style-name="P51">Vai alinhar os itens no centro do container no sentido vertical, ou seja, ele vai centralizar verticalmente</text:p>
      <text:p text:style-name="P39">Com o flex-direction: column; o center vai <text:s/><text:span text:style-name="T13">alinhar os itens no centro no sentido horizontal, ou seja, ele vai centralizar horizontalmente</text:span></text:p>
      <text:p text:style-name="P14">___________________________</text:p>
      <text:h text:style-name="P90" text:outline-level="3"><text:span text:style-name="T13">stretch</text:span>:</text:h>
      <text:p text:style-name="P49">align-items: <text:span text:style-name="T13">stretch</text:span>;</text:p>
      <text:p text:style-name="P51"><text:soft-page-break/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3">Basicamente ele estica o item, em coluna ou em linha, depende do flex-direction</text:p>
      <text:p text:style-name="P40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15">___________________________</text:p>
      <text:h text:style-name="P91" text:outline-level="3"><text:span text:style-name="T15">baseline</text:span>:</text:h>
      <text:p text:style-name="P50">align-items: <text:span text:style-name="T15">baseline</text:span>;</text:p>
      <text:p text:style-name="P58">vai alinhar o texto dentro do container a partir da base da primeira linha de texto de cada</text:p>
      <text:p text:style-name="P41">Com o flex-direction: column; <text:span text:style-name="T16">a baseline vai ter o mesmo comportamento só que horizontal</text:span></text:p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82" text:outline-level="1">Align-<text:span text:style-name="T17">content</text:span></text:h>
      <text:p text:style-name="P52">O align-content só vai funcionar se o container estiver com o flex-wrap: <text:span text:style-name="T18">wrap; </text:span></text:p>
      <text:p text:style-name="P52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6">___________________________</text:p>
      <text:p text:style-name="P54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7">___________________________</text:p>
      <text:p text:style-name="P54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7">___________________________</text:p>
      <text:p text:style-name="P72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26"><text:soft-page-break/>___________________________</text:p>
      <text:p text:style-name="P71">align-items funciona bem quando se tem apenas uma linha de elementos, caso o container tenha mais de uma linha de elementos é recomendado usar o align-content, que serve justamente pra isso</text:p>
      <text:p text:style-name="P71"/>
      <text:p text:style-name="P26">___________________________</text:p>
      <text:p text:style-name="P73">align-content <text:span text:style-name="T32">vai alinhar todo o conteudo (todos juntos) de dentro do container pra determinada area, já o align-items vai alinhar cada linha ou cada coluna entre si, pra determinada area</text:span></text:p>
      <text:p text:style-name="P94">___________________________</text:p>
      <text:p text:style-name="P55">O valor padrão pro align-content é o stretch</text:p>
      <text:p text:style-name="Standard">align-content: stretch;</text:p>
      <text:p text:style-name="P7">________________________________________________________________________________</text:p>
      <text:h text:style-name="P77" text:outline-level="1">Propriedade dos <text:span text:style-name="T21">Itens</text:span></text:h>
      <text:p text:style-name="P57">Todas as propriedades aplicadas nos items do container</text:p>
      <text:h text:style-name="P74" text:outline-level="1">Order</text:h>
      <text:p text:style-name="P56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9">Order: <text:s/>;</text:p>
      <text:p text:style-name="P8">___________________________</text:p>
      <text:p text:style-name="P56">Os valores tambem correspondem a ordem, você pode botar o item 4 na posição 1 e o item 1 na posição quatro, basta fazer o seguinte:</text:p>
      <text:p text:style-name="P56">item 1 {</text:p>
      <text:p text:style-name="P56">order: 4;</text:p>
      <text:p text:style-name="P56">}</text:p>
      <text:p text:style-name="P56">item 4 {<text:line-break/>order: 1;</text:p>
      <text:p text:style-name="P56">}</text:p>
      <text:p text:style-name="P56">Pronto, o resto fica facil agora, basta seguir essa linha de raciocinio (lembrando que a ordem tem que fazer sentido, se não não vai ficar do jeito que você quer)</text:p>
      <text:p text:style-name="P8">________________________________________________________________________________</text:p>
      <text:h text:style-name="P74" text:outline-level="1">Flex-grow</text:h>
      <text:p text:style-name="P59">Flex-grow define se o item deve crescer se necessario</text:p>
      <text:p text:style-name="P18">___________________________</text:p>
      <text:p text:style-name="P59"><text:soft-page-break/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9">flex-grow: <text:s/>;</text:p>
      <text:p text:style-name="P18">________________________________________________________________________________</text:p>
      <text:h text:style-name="P78" text:outline-level="1">Flex-<text:span text:style-name="T22">shrink</text:span></text:h>
      <text:p text:style-name="P60">Flex-shrink define a habilidade do item de incolher dentro do container, ela recebe valores numericos e tem o comportamento parecido com o flex-grow</text:p>
      <text:p text:style-name="P19">________________________________________________________________________________</text:p>
      <text:h text:style-name="P79" text:outline-level="1">Flex-<text:span text:style-name="T23">basis</text:span></text:h>
      <text:p text:style-name="P63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0">___________________________</text:p>
      <text:p text:style-name="P62">essa propriedade recebe os valores auto, content e numeros <text:span text:style-name="T25">em px, %, em, rem etc.</text:span></text:p>
      <text:p text:style-name="P21">________________________________________________________________________________</text:p>
      <text:h text:style-name="P80" text:outline-level="1">Flex</text:h>
      <text:p text:style-name="P64">Flex é um shorthand <text:span text:style-name="T26">pra flex-grow, flex-shrink e flex-basis que permite declarar os valores dessas 3 propriedades de uma só vez nessa ordem</text:span></text:p>
      <text:p text:style-name="P61">flex: [flex-grow<text:span text:style-name="T27">] </text:span><text:s/>[flex-shrink] <text:s/>[flex-basis];</text:p>
      <text:p text:style-name="P22">________________________________________________________________________________</text:p>
      <text:h text:style-name="P83" text:outline-level="1">Align-self</text:h>
      <text:p text:style-name="P61">A função del<text:span text:style-name="T31">e</text:span> é a <text:span text:style-name="T31">de a</text:span>linhar um único item no contaner, <text:span text:style-name="T28">um item especifico</text:span>, ela tem os mesmos valores que o align-item <text:span text:style-name="T30">e funciona do mesmo jeito</text:span></text:p>
      <text:p text:style-name="P65">align-self: <text:s/>;</text:p>
      <text:p text:style-name="P23">________________________________________________________________________________</text:p>
      <text:h text:style-name="P74" text:outline-level="1">Flex-flow</text:h>
      <text:p text:style-name="P23">É um shorthand para o flex-direction e flex-wrap, nesta ordem</text:p>
      <text:p text:style-name="P23">flex-flow: <text:s/>;</text:p>
      <text:p text:style-name="P23">flex-flow: [flex-direction] [flex-wrap];</text:p>
      <text:p text:style-name="P24"><text:soft-page-break/>________________________________________________________________________________</text:p>
      <text:h text:style-name="P75" text:outline-level="1">Gap</text:h>
      <text:p text:style-name="P68">Tem a função de colocar um espaço entre os elementos/items, tanto dos lados quanto em cima e em baixo, os valores usados e o funcionamento é o mesmo do margin</text:p>
      <text:p text:style-name="P68">gap: <text:s/>;</text:p>
      <text:p text:style-name="P68">_______________</text:p>
      <text:h text:style-name="P92" text:outline-level="3">row-gap:</text:h>
      <text:p text:style-name="P69">Caso queira botar o espaço somente nas linhas, ou seja, em cima e em baixo basta usar o row-gap:</text:p>
      <text:p text:style-name="P67">distancia entre linhas</text:p>
      <text:p text:style-name="P69">row-gap: <text:s/>;</text:p>
      <text:p text:style-name="P69">________________</text:p>
      <text:h text:style-name="P92" text:outline-level="3">Column-gap:</text:h>
      <text:p text:style-name="P69">Caso queira botar o espaço somente nas colunas, ou seja, dos dois lados, basta usar o column-gap</text:p>
      <text:p text:style-name="P67">distancia entre colunas</text:p>
      <text:p text:style-name="P69">column-gap: <text:s/>;</text:p>
      <text:p text:style-name="P69">______________</text:p>
      <text:h text:style-name="P92" text:outline-level="3">shorthand:</text:h>
      <text:p text:style-name="P67">O shorthand do gap funciona igual ao do margin, o primeiro valor é nas linhas (em cima e em baixo) e o segundo é nas colunas (dos lados)</text:p>
      <text:p text:style-name="P67">gap: [linha] <text:s/>[coluna];</text:p>
      <text:p text:style-name="P67">________________________________________________________________________________</text:p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7T04:23:29.329243834</dc:date>
    <meta:editing-duration>PT10H49M43S</meta:editing-duration>
    <meta:editing-cycles>12</meta:editing-cycles>
    <meta:generator>LibreOffice/7.3.4.2$Linux_X86_64 LibreOffice_project/30$Build-2</meta:generator>
    <meta:document-statistic meta:table-count="0" meta:image-count="0" meta:object-count="0" meta:page-count="9" meta:paragraph-count="197" meta:word-count="1933" meta:character-count="13477" meta:non-whitespace-character-count="11721"/>
  </office:meta>
</office:document-meta>
</file>